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9cm"/>
    </style:style>
    <style:style style:name="co2" style:family="table-column">
      <style:table-column-properties fo:break-before="auto" style:column-width="7.541cm"/>
    </style:style>
    <style:style style:name="co3" style:family="table-column">
      <style:table-column-properties fo:break-before="auto" style:column-width="10.134cm"/>
    </style:style>
    <style:style style:name="co4" style:family="table-column">
      <style:table-column-properties fo:break-before="auto" style:column-width="2.328cm"/>
    </style:style>
    <style:style style:name="ro1" style:family="table-row">
      <style:table-row-properties style:row-height="0.499cm" fo:break-before="auto" style:use-optimal-row-height="true"/>
    </style:style>
    <style:style style:name="ro2" style:family="table-row">
      <style:table-row-properties style:row-height="6.054cm" fo:break-before="auto" style:use-optimal-row-height="false"/>
    </style:style>
    <style:style style:name="ro3" style:family="table-row">
      <style:table-row-properties style:row-height="3.096cm" fo:break-before="auto" style:use-optimal-row-height="false"/>
    </style:style>
    <style:style style:name="ro4" style:family="table-row">
      <style:table-row-properties style:row-height="8.767cm" fo:break-before="auto" style:use-optimal-row-height="false"/>
    </style:style>
    <style:style style:name="ro5" style:family="table-row">
      <style:table-row-properties style:row-height="3.159cm" fo:break-before="auto" style:use-optimal-row-height="false"/>
    </style:style>
    <style:style style:name="ro6" style:family="table-row">
      <style:table-row-properties style:row-height="6.976cm" fo:break-before="auto" style:use-optimal-row-height="false"/>
    </style:style>
    <style:style style:name="ro7" style:family="table-row">
      <style:table-row-properties style:row-height="11.536cm" fo:break-before="auto" style:use-optimal-row-height="false"/>
    </style:style>
    <style:style style:name="ro8" style:family="table-row">
      <style:table-row-properties style:row-height="10.793cm" fo:break-before="auto" style:use-optimal-row-height="true"/>
    </style:style>
    <style:style style:name="ro9" style:family="table-row">
      <style:table-row-properties style:row-height="5.87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3.817cm" fo:break-before="auto" style:use-optimal-row-height="false"/>
    </style:style>
    <style:style style:name="ro12" style:family="table-row">
      <style:table-row-properties style:row-height="5.422cm" fo:break-before="auto" style:use-optimal-row-height="true"/>
    </style:style>
    <style:style style:name="ro13" style:family="table-row">
      <style:table-row-properties style:row-height="2.29cm" fo:break-before="auto" style:use-optimal-row-height="true"/>
    </style:style>
    <style:style style:name="ro14" style:family="table-row">
      <style:table-row-properties style:row-height="1.842cm" fo:break-before="auto" style:use-optimal-row-height="true"/>
    </style:style>
    <style:style style:name="ro15" style:family="table-row">
      <style:table-row-properties style:row-height="1.395cm" fo:break-before="auto" style:use-optimal-row-height="true"/>
    </style:style>
    <style:style style:name="ro16" style:family="table-row">
      <style:table-row-properties style:row-height="2.738cm" fo:break-before="auto" style:use-optimal-row-height="true"/>
    </style:style>
    <style:style style:name="ro17" style:family="table-row">
      <style:table-row-properties style:row-height="0.469cm" fo:break-before="auto" style:use-optimal-row-height="true"/>
    </style:style>
    <style:style style:name="ro18" style:family="table-row">
      <style:table-row-properties style:row-height="0.496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fo:wrap-option="wrap" style:vertical-align="automatic"/>
    </style:style>
    <style:style style:name="ce3" style:family="table-cell" style:parent-style-name="Default">
      <style:table-cell-properties fo:wrap-option="wrap"/>
    </style:style>
    <style:style style:name="ce4" style:family="table-cell" style:parent-style-name="Default" style:data-style-name="N0">
      <style:table-cell-properties fo:wrap-option="wrap"/>
    </style:style>
    <style:style style:name="ce5" style:family="table-cell" style:parent-style-name="Default" style:data-style-name="N100">
      <style:table-cell-properties fo:wrap-option="wrap" style:vertical-align="automatic"/>
    </style:style>
  </office:automatic-styles>
  <office:body>
    <office:spreadsheet>
      <table:calculation-settings table:automatic-find-labels="false" table:use-regular-expressions="false"/>
      <table:table table:name="Tabelle1" table:style-name="ta1">
        <table:table-column table:style-name="co1"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number-columns-repeated="1017" table:default-cell-style-name="ce1"/>
        <table:table-row table:style-name="ro1">
          <table:table-cell office:value-type="string" calcext:value-type="string">
            <text:p>tes id</text:p>
          </table:table-cell>
          <table:table-cell table:style-name="ce2" office:value-type="string" calcext:value-type="string">
            <text:p>beschreibung</text:p>
          </table:table-cell>
          <table:table-cell table:style-name="ce2" office:value-type="string" calcext:value-type="string">
            <text:p>Erwartung</text:p>
          </table:table-cell>
          <table:table-cell office:value-type="string" calcext:value-type="string">
            <text:p>req</text:p>
          </table:table-cell>
          <table:table-cell office:value-type="string" calcext:value-type="string">
            <text:p>usecase</text:p>
          </table:table-cell>
          <table:table-cell table:number-columns-repeated="1019"/>
        </table:table-row>
        <table:table-row table:style-name="ro2">
          <table:table-cell office:value-type="string" calcext:value-type="string">
            <text:p>TG00</text:p>
          </table:table-cell>
          <table:table-cell table:style-name="ce2" office:value-type="string" calcext:value-type="string">
            <text:p>Hardware-check</text:p>
          </table:table-cell>
          <table:table-cell table:style-name="ce2" office:value-type="string" calcext:value-type="string">
            <text:p>Es gibt 2 hintereinander gestellte, richtig angeschlossene</text:p>
            <text:p>und funktionsfähigeFörderbänder, die drauf zu legenden</text:p>
            <text:p>Gegenstände sind nurdie definierten Pucks.</text:p>
            <text:p>Beide Förderbänder besitzen jweils eine Ampelanlage.</text:p>
          </table:table-cell>
          <table:table-cell table:style-name="ce2" office:value-type="string" calcext:value-type="string">
            <text:p>FR-001</text:p>
            <text:p>FR-002</text:p>
            <text:p>FR-016</text:p>
            <text:p>FR-019.1</text:p>
            <text:p>FR-024.1</text:p>
            <text:p>FR-024.2</text:p>
            <text:p>FR-027</text:p>
            <text:p>FR-028</text:p>
            <text:p>FR-029.1</text:p>
            <text:p>FR-030.1</text:p>
            <text:p>FR-030.2</text:p>
          </table:table-cell>
          <table:table-cell office:value-type="string" calcext:value-type="string">
            <text:p>-</text:p>
          </table:table-cell>
          <table:table-cell table:number-columns-repeated="1019"/>
        </table:table-row>
        <table:table-row table:style-name="ro3">
          <table:table-cell office:value-type="string" calcext:value-type="string">
            <text:p>TG01</text:p>
          </table:table-cell>
          <table:table-cell table:style-name="ce2" office:value-type="string" calcext:value-type="string">
            <text:p>Es wird ein zu kleiner puck auf Band 1 gelegt</text:p>
          </table:table-cell>
          <table:table-cell table:style-name="ce2" office:value-type="string" calcext:value-type="string">
            <text:p>Puck fährt in während er in der Höhenmessung ist langsam,</text:p>
            <text:p>Wird auf B1 auf rutsche aussortiert</text:p>
          </table:table-cell>
          <table:table-cell table:style-name="ce2" office:value-type="string" calcext:value-type="string">
            <text:p>FR-004</text:p>
            <text:p>FR-006.1</text:p>
            <text:p>Fr-006.2</text:p>
            <text:p>FR-014</text:p>
            <text:p>FR-019.5</text:p>
            <text:p>NFR-006.1</text:p>
          </table:table-cell>
          <table:table-cell office:value-type="string" calcext:value-type="string">
            <text:p>UC2</text:p>
          </table:table-cell>
          <table:table-cell/>
          <table:table-cell table:style-name="ce2" office:value-type="string" calcext:value-type="string">
            <text:p><text:s/></text:p>
          </table:table-cell>
          <table:table-cell table:number-columns-repeated="1017"/>
        </table:table-row>
        <table:table-row table:style-name="ro4">
          <table:table-cell office:value-type="string" calcext:value-type="string">
            <text:p>TG02</text:p>
          </table:table-cell>
          <table:table-cell table:style-name="ce2" office:value-type="string" calcext:value-type="string">
            <text:p>Metall, nicht Metall, Metall werden mit dem</text:p>
            <text:p><text:s/>Festgelegten Abstand von mindestens</text:p>
            <text:p>5 cm auf B1 gelegt. Wenn ein Puck das Ende</text:p>
            <text:p>von B2 erreicht wird dieses sofort entfernt.</text:p>
          </table:table-cell>
          <table:table-cell table:style-name="ce5" office:value-type="string" calcext:value-type="string">
            <text:p>Der erste Puck (Metall) fährt bis ans Ende von B2, gibt auf der Konsole die Daten (ID, Höhenmesswert von B1, Höhenmesswert von B2, Typ) aus und wartet.</text:p>
            <text:p>Die B2-Ampel blinkt orange bis dieser Puck entfernt wird.</text:p>
            <text:p>Der zweite Puck (nicht Metall) fährt bis ans Ende von B1 und wartet bis der Erste von B2 entfernt wird.</text:p>
            <text:p>Sobald der Erste Puk entfernt wurde fährt der Zweite ans Ende von B2 mit Ausgabe.</text:p>
            <text:p>Der dritte Puck verhält sich wie der Zweite, er hält am Ende von B1 und fährt bei B2 durch</text:p>
            <text:p>Sobald der Zweite Puck entfernt wurde. Während der <text:s/>gesamten Zeit leuchtet die Ampel auf B1 Grün.</text:p>
            <text:p>Wenn der dritte Puck auf B2 ist hält B1 an und auch wenn er von B2 entnommen wird fährt keines der beiden wieder los.</text:p>
          </table:table-cell>
          <table:table-cell table:style-name="ce2" office:value-type="string" calcext:value-type="string">
            <text:p>FR-004</text:p>
            <text:p>Fr-003.1</text:p>
            <text:p>Fr-003.2</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office:value-type="string" calcext:value-type="string">
            <text:p>UC1</text:p>
          </table:table-cell>
          <table:table-cell table:number-columns-repeated="1019"/>
        </table:table-row>
        <table:table-row table:style-name="ro5">
          <table:table-cell office:value-type="string" calcext:value-type="string">
            <text:p>TG03</text:p>
          </table:table-cell>
          <table:table-cell table:style-name="ce2" office:value-type="string" calcext:value-type="string">
            <text:p>Nicht Metall verkehrt herum auf B1. Ende B1 wird dieser gedreht und die Start-Taste betätigt</text:p>
          </table:table-cell>
          <table:table-cell table:style-name="ce2" office:value-type="string" calcext:value-type="string">
            <text:p>Der Puck fährt bis ans Ende von B1, hält an und B1-Ampel blinkt Orange.Erst nach betätigen der Start-Taste erlischt das orangene Blinken und der nicht metallische Puck fährt ans ende von B2.</text:p>
          </table:table-cell>
          <table:table-cell table:style-name="ce2" office:value-type="string" calcext:value-type="string">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office:value-type="string" calcext:value-type="string">
            <text:p>UC3</text:p>
          </table:table-cell>
          <table:table-cell table:number-columns-repeated="1019"/>
        </table:table-row>
        <table:table-row table:style-name="ro6">
          <table:table-cell office:value-type="string" calcext:value-type="string">
            <text:p>TG04</text:p>
          </table:table-cell>
          <table:table-cell table:style-name="ce2" office:value-type="string" calcext:value-type="string">
            <text:p>Metall,nicht Metall verkehrt herum werden im 5cm Abstand auf B1 gelegt. Der Puck wird entnommen sobald der zweite Puck am Ende von B1 steht. Der verkehrt herum liegende wird nicht gedreht und die Start-Taste auf B1 betätigt.</text:p>
          </table:table-cell>
          <table:table-cell table:style-name="ce2" office:value-type="string" calcext:value-type="string">
            <text:p>Metall Puck fährt bis ans Ende von B2. Der verkehrt herum drauf gelegte Puk hält an B1 und die B1-Ampel blinkt orange. Der Verkehrtherum liegende Puck fährt nicht los wenn der erste Puck entfernt wird. Der Puck fährt ohne nicht umgedreht weiter auf B2 und wird dort aussortiert.</text:p>
          </table:table-cell>
          <table:table-cell table:style-name="ce2" office:value-type="string" calcext:value-type="string">
            <text:p>FR-004</text:p>
            <text:p>FR-003.2</text:p>
            <text:p>FR-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3</text:p>
            <text:p>NFR-004.1</text:p>
            <text:p>NFR-005</text:p>
            <text:p>NFR-004.1</text:p>
            <text:p>NFR-007</text:p>
            <text:p/>
          </table:table-cell>
          <table:table-cell table:style-name="ce2" office:value-type="string" calcext:value-type="string">
            <text:p>UC3</text:p>
          </table:table-cell>
          <table:table-cell table:number-columns-repeated="1019"/>
        </table:table-row>
        <table:table-row table:style-name="ro7">
          <table:table-cell office:value-type="string" calcext:value-type="string">
            <text:p>TG05</text:p>
          </table:table-cell>
          <table:table-cell table:style-name="ce2" office:value-type="string" calcext:value-type="string">
            <text:p>Nicht Metall, Nicht Metall werden im festgelegten Abstand auf B1 gelegt. Die Pucks werden entnommen sobald die B2-Ampel Orange blinkt</text:p>
          </table:table-cell>
          <table:table-cell table:style-name="ce2" office:value-type="string" calcext:value-type="string">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table:style-name="ce2"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020"/>
        </table:table-row>
        <table:table-row table:style-name="ro8">
          <table:table-cell office:value-type="string" calcext:value-type="string">
            <text:p>TG06</text:p>
          </table:table-cell>
          <table:table-cell table:style-name="ce2" office:value-type="string" calcext:value-type="string">
            <text:p>Metall, Metall werden im festgelegten Abstand auf B1 gelegt. Die Pucks werden entnommen sobald die B2-Ampel Orange blinkt</text:p>
          </table:table-cell>
          <table:table-cell table:style-name="ce2" office:value-type="string" calcext:value-type="string">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table:style-name="ce2"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020"/>
        </table:table-row>
        <table:table-row table:style-name="ro9">
          <table:table-cell office:value-type="string" calcext:value-type="string">
            <text:p>TF01</text:p>
          </table:table-cell>
          <table:table-cell table:style-name="ce2" office:value-type="string" calcext:value-type="string">
            <text:p>Nicht Metall wird verkehrt herum auf B1 gelegt und wird nicht umgedreht und auch nicht die Start-Taste betätigt um den Betrieb fort zu setzen. Sobald das Band in den Fehlerbetrieb wechselt, wird es quittiert, Puck entfernt und Start-Taste betätigt</text:p>
          </table:table-cell>
          <table:table-cell table:style-name="ce2" office:value-type="string" calcext:value-type="string">
            <text:p>Der Puck fährt bis ans ende von B1, hält an und B1-Ampel blinkt Orange. Nach ca 15 sekunden wechselt die Ampel in ein rotes Blinken. Sobald es quittiert wurde, wechselt das Blinken in ein Dauerleuchten. Wenn dann auch der Puck entfernt wurde und die Start-Taste betätigt, geht das Band wieder in den Betriebsberreit-Zustand und die Ampel leuchtet Grün.</text:p>
          </table:table-cell>
          <table:table-cell table:style-name="ce2" office:value-type="string" calcext:value-type="string">
            <text:p>FR-004</text:p>
            <text:p>FR-007.1</text:p>
            <text:p>FR-007.2</text:p>
            <text:p>FR-007.3</text:p>
            <text:p>FR-007.4</text:p>
            <text:p>FR-007.6</text:p>
            <text:p>FR-013</text:p>
            <text:p>FR-014</text:p>
            <text:p>FR-017</text:p>
            <text:p>FR-018.1</text:p>
            <text:p>FR-019.2</text:p>
            <text:p>FR-019.3</text:p>
            <text:p>FR-029.2</text:p>
          </table:table-cell>
          <table:table-cell table:style-name="ce2" office:value-type="string" calcext:value-type="string">
            <text:p>UC3</text:p>
          </table:table-cell>
          <table:table-cell table:number-columns-repeated="1019"/>
        </table:table-row>
        <table:table-row table:style-name="ro10">
          <table:table-cell office:value-type="string" calcext:value-type="string">
            <text:p>TF02</text:p>
          </table:table-cell>
          <table:table-cell table:style-name="ce2" office:value-type="string" calcext:value-type="string">
            <text:p>Nicht Metall wird auf B1 gelegt aber auf dies wird <text:s/>auf B2 <text:s/>vor der Höhenmessung von dem Band entfernt</text:p>
          </table:table-cell>
          <table:table-cell table:style-name="ce2" office:value-type="string" calcext:value-type="string">
            <text:p>Das Band hält an und die B1-Ampel blinkt Rot.</text:p>
          </table:table-cell>
          <table:table-cell table:style-name="ce2"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1">
          <table:table-cell office:value-type="string" calcext:value-type="string">
            <text:p>TF03</text:p>
          </table:table-cell>
          <table:table-cell table:style-name="ce2" office:value-type="string" calcext:value-type="string">
            <text:p>Metall, Nicht Metall werden auf B1 gelegt aber zwischen der Höhenmessung <text:s/>der Weiche wird der Metallpuck von dem Band entfernt</text:p>
          </table:table-cell>
          <table:table-cell table:style-name="ce2" office:value-type="string" calcext:value-type="string">
            <text:p>Das Band hält an und die B1-Ampel blinkt Rot.</text:p>
          </table:table-cell>
          <table:table-cell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0">
          <table:table-cell office:value-type="string" calcext:value-type="string">
            <text:p>TF04</text:p>
          </table:table-cell>
          <table:table-cell table:style-name="ce2" office:value-type="string" calcext:value-type="string">
            <text:p>Nicht Metall, Metall, Nicht Metall werden auf B1 gelegt aber nach der Weiche wird der Metallpuck von dem Band entfernt. Der Aufgetretene Fehler wird quitiert und die Bänder neu gestartet. Dannach wird ein Metall auf B1 gelegt.</text:p>
          </table:table-cell>
          <table:table-cell table:style-name="ce2" office:value-type="string" calcext:value-type="string">
            <text:p>Das Band hält an und die B1-Ampel blinkt Rot. Nach dem Quittieren und Starten leutet die Ampel wieder Grün und das Band ist Betriebsberreit. Der neue Metall-Puck wird wieder befördert.</text:p>
          </table:table-cell>
          <table:table-cell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2">
          <table:table-cell office:value-type="string" calcext:value-type="string">
            <text:p>TF05</text:p>
          </table:table-cell>
          <table:table-cell table:style-name="ce2" office:value-type="string" calcext:value-type="string">
            <text:p>Manuell werden 3 zu kleine Pucks in die Rutsche von B1 gelegt. Dannach wird ein zu kleiner Puck an den Anfang von B1 gelegt. Nach Auftreten des Fehlers wird ein Puck aus der Rutsche genommen.</text:p>
          </table:table-cell>
          <table:table-cell table:style-name="ce2" office:value-type="string" calcext:value-type="string">
            <text:p>Der zu kleine Puck wird auf B1 aussortiert. Es wird erkannt das die Rutsche voll ist. Das B1 geht in Fehlerfall, die Ampel blinkt schell Rot. Wenn der Puck entfernt wurde wechselt das schnelle Blinken in ein langsames.</text:p>
          </table:table-cell>
          <table:table-cell office:value-type="string" calcext:value-type="string">
            <text:p>FR-004</text:p>
            <text:p>FR-006.1</text:p>
            <text:p>FR-006.2</text:p>
            <text:p>FR-011</text:p>
            <text:p>FR-016</text:p>
            <text:p>FR-017</text:p>
            <text:p>FR-019.1</text:p>
            <text:p>FR-019.2</text:p>
            <text:p>FR-019.3</text:p>
            <text:p>FR-019.4</text:p>
            <text:p>FR-019.5</text:p>
            <text:p>FR-023</text:p>
          </table:table-cell>
          <table:table-cell table:number-columns-repeated="1020"/>
        </table:table-row>
        <table:table-row table:style-name="ro13">
          <table:table-cell office:value-type="string" calcext:value-type="string">
            <text:p>TF06</text:p>
          </table:table-cell>
          <table:table-cell table:style-name="ce3" office:value-type="string" calcext:value-type="string">
            <text:p>Nicht Metall, nicht Metall werden mit <text:s/>Abstand das dazwischen ein weiterer Puck passt auf B1 gelegt. Vor der Höhenmessung wird dazwischen ein Metall gelegt</text:p>
          </table:table-cell>
          <table:table-cell table:style-name="ce3" office:value-type="string" calcext:value-type="string">
            <text:p>Das Band hält an und die B1-Ampel blinkt Rot.</text:p>
          </table:table-cell>
          <table:table-cell table:number-columns-repeated="1021"/>
        </table:table-row>
        <table:table-row table:style-name="ro14">
          <table:table-cell office:value-type="string" calcext:value-type="string">
            <text:p>TF07</text:p>
          </table:table-cell>
          <table:table-cell table:style-name="ce3" office:value-type="string" calcext:value-type="string">
            <text:p>Metall wird auf B1 gelegt. Wenn der Puck in der Höhenmessung auf B2 ist wird ein nicht Metall vor der Metallmessung auf B2 gelegt.</text:p>
          </table:table-cell>
          <table:table-cell table:style-name="ce3" office:value-type="string" calcext:value-type="string">
            <text:p>Das Band hält an und die B2-Ampel blinkt Rot.</text:p>
          </table:table-cell>
          <table:table-cell table:number-columns-repeated="1021"/>
        </table:table-row>
        <table:table-row table:style-name="ro15">
          <table:table-cell office:value-type="string" calcext:value-type="string">
            <text:p>TF08</text:p>
          </table:table-cell>
          <table:table-cell table:style-name="ce3" office:value-type="string" calcext:value-type="string">
            <text:p>Nicht Metall wird auf B1 gelegt, während der Puck noch vor der Weiche ist wird ein Metall hinter die Weiche gelegt </text:p>
          </table:table-cell>
          <table:table-cell table:style-name="ce3" office:value-type="string" calcext:value-type="string">
            <text:p>Das Band hält an und die B1-Ampel blinkt Rot.</text:p>
          </table:table-cell>
          <table:table-cell table:number-columns-repeated="1021"/>
        </table:table-row>
        <table:table-row table:style-name="ro16">
          <table:table-cell office:value-type="string" calcext:value-type="string">
            <text:p>TF09</text:p>
          </table:table-cell>
          <table:table-cell table:style-name="ce2" office:value-type="string" calcext:value-type="string">
            <text:p>Metall wird auf B1 gelegt, wenn dieses am Ende von B2 ankommt wird es nicht <text:s/>behoben bis das Band in den Fehlerfall geht. Dannach wird der Puck entfernt und ein weiterer Metall an den Anfang von B1 gelegt.</text:p>
          </table:table-cell>
          <table:table-cell table:style-name="ce2" office:value-type="string" calcext:value-type="string">
            <text:p>Der erste Puck fährt bis ans Ende von B2, löst den Fehlerfall aus. Wenn diese von B2 entfernt wurde und ein neuer Puck auf B1 liegt darf nur bis ans Ende von B1 fahren aber nicht weiter.</text:p>
          </table:table-cell>
          <table:table-cell table:number-columns-repeated="1021"/>
        </table:table-row>
        <table:table-row table:style-name="ro14">
          <table:table-cell office:value-type="string" calcext:value-type="string">
            <text:p>TF10</text:p>
          </table:table-cell>
          <table:table-cell table:style-name="ce2" office:value-type="string" calcext:value-type="string">
            <text:p>Metall wird auf B1 gelegt, sobald dieser Puck auf B2 ist wird ein weiterer Metall auf B1 gelegt. Darauf hin wird der E-Stop von B2 gedrückt</text:p>
          </table:table-cell>
          <table:table-cell table:style-name="ce2" office:value-type="string" calcext:value-type="string">
            <text:p>Beide Bänder gehen in den Safe-State und die Programme beenden sich.</text:p>
          </table:table-cell>
          <table:table-cell table:number-columns-repeated="1021"/>
        </table:table-row>
        <table:table-row table:style-name="ro17" table:number-rows-repeated="7">
          <table:table-cell/>
          <table:table-cell table:style-name="ce2" table:number-columns-repeated="2"/>
          <table:table-cell table:number-columns-repeated="1021"/>
        </table:table-row>
        <table:table-row table:style-name="ro17" table:number-rows-repeated="4">
          <table:table-cell/>
          <table:table-cell table:style-name="ce4" table:number-columns-repeated="2"/>
          <table:table-cell table:number-columns-repeated="1021"/>
        </table:table-row>
        <table:table-row table:style-name="ro18" table:number-rows-repeated="1048546">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10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 fo:font-family="'Liberation Sans'" fo:font-size="11pt" style:font-name-asian="Liberation Sans" style:font-family-asian="'Liberation Sans'" style:font-size-asian="11pt" style:font-name-complex="Liberation Sans"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 style:data-style-name="N2" text:time-value="0000-00-00T11:07:34.254625585">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meta:initial-creator>Kate Zilla</meta:initial-creator>
    <dc:creator>Kate Zilla</dc:creator>
    <meta:creation-date>2014-12-09T13:55:48Z</meta:creation-date>
    <dc:date>2014-12-12T12:14:15.284427574</dc:date>
    <meta:editing-cycles>7</meta:editing-cycles>
    <meta:editing-duration>PT29M54S</meta:editing-duration>
    <meta:document-statistic meta:table-count="1" meta:cell-count="75" meta:object-count="0"/>
  </office:meta>
</office:document-meta>
</file>